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var paper-font-common-base font-family" svg:font-family="'var paper-font-common-base 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d73" officeooo:paragraph-rsid="001cfd73"/>
    </style:style>
    <style:style style:name="P2" style:family="paragraph" style:parent-style-name="Standard">
      <style:text-properties officeooo:rsid="001d8de1" officeooo:paragraph-rsid="001d8de1"/>
    </style:style>
    <style:style style:name="P3" style:family="paragraph" style:parent-style-name="Standard">
      <style:text-properties officeooo:paragraph-rsid="001d8de1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Standard">
      <style:paragraph-properties fo:margin-top="0in" fo:margin-bottom="0in" loext:contextual-spacing="false" fo:orphans="0"/>
    </style:style>
    <style:style style:name="T1" style:family="text">
      <style:text-properties style:text-underline-style="solid" style:text-underline-width="auto" style:text-underline-color="font-color" loext:padding="0in" loext:border="none"/>
    </style:style>
    <style:style style:name="T2" style:family="text">
      <style:text-properties style:text-underline-style="solid" style:text-underline-width="auto" style:text-underline-color="font-color" officeooo:rsid="001d8de1" loext:padding="0in" loext:border="none"/>
    </style:style>
    <style:style style:name="T3" style:family="text">
      <style:text-properties officeooo:rsid="001d8de1"/>
    </style:style>
    <style:style style:name="T4" style:family="text">
      <style:text-properties style:font-name="var paper-font-common-base font-family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ổng hợp một số trang web tự học lập trình web Front-end:</text:p>
      <text:p text:style-name="P1">1. <text:a xlink:type="simple" xlink:href="https://www.w3schools.com/" text:style-name="Internet_20_link" text:visited-style-name="Visited_20_Internet_20_Link">https://www.w3schools.com/</text:a></text:p>
      <text:p text:style-name="P1">2. <text:a xlink:type="simple" xlink:href="https://codelearn.io/" text:style-name="Internet_20_link" text:visited-style-name="Visited_20_Internet_20_Link">https://codelearn.io/</text:a></text:p>
      <text:p text:style-name="P1">3. <text:a xlink:type="simple" xlink:href="https://freetuts.net/hoc-javascript" text:style-name="Internet_20_link" text:visited-style-name="Visited_20_Internet_20_Link">https://freetuts.net/hoc-javascript</text:a></text:p>
      <text:p text:style-name="P1">4. <text:a xlink:type="simple" xlink:href="https://developer.mozilla.org/en-US/" text:style-name="Internet_20_link" text:visited-style-name="Visited_20_Internet_20_Link">https://developer.mozilla.org/en-US/</text:a></text:p>
      <text:p text:style-name="P1">5. <text:a xlink:type="simple" xlink:href="https://www.tutorialspoint.com/javascript/javascript_html_dom.htm" text:style-name="Internet_20_link" text:visited-style-name="Visited_20_Internet_20_Link">https://www.tutorialspoint.com/javascript/javascript_html_dom.htm</text:a></text:p>
      <text:p text:style-name="P1"/>
      <text:p text:style-name="P1">Tổng hợp một số channel youtube giúp tự học js</text:p>
      <text:p text:style-name="P2">1. Web dev Simplified</text:p>
      <text:p text:style-name="P2">2. Fireship</text:p>
      <text:p text:style-name="P2">3. FreeCodeCamp</text:p>
      <text:p text:style-name="P2">4. Programming with Mosh</text:p>
      <text:p text:style-name="P2">5. Easy Frontend</text:p>
      <text:p text:style-name="P2">6. F8</text:p>
      <text:p text:style-name="P2"/>
      <text:p text:style-name="P2">Tổng hợp một số channel tự học HTML&amp;CSS</text:p>
      <text:p text:style-name="P3"><text:span text:style-name="T3">1. </text:span><text:span text:style-name="T2">Coding Nepal</text:span></text:p>
      <text:p text:style-name="P2"><text:span text:style-name="T1">2. CodingLab</text:span></text:p>
      <text:p text:style-name="P2"><text:span text:style-name="T1">3. Easy Tutori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var paper-font-common-base font-family" svg:font-family="'var paper-font-common-base 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7:36:52.404088038</meta:creation-date>
    <dc:date>2022-03-28T07:52:02.846807299</dc:date>
    <meta:editing-duration>PT4M50S</meta:editing-duration>
    <meta:editing-cycles>1</meta:editing-cycles>
    <meta:document-statistic meta:table-count="0" meta:image-count="0" meta:object-count="0" meta:page-count="1" meta:paragraph-count="17" meta:word-count="65" meta:character-count="475" meta:non-whitespace-character-count="427"/>
    <meta:generator>LibreOffice/6.4.7.2$Linux_X86_64 LibreOffice_project/40$Build-2</meta:generator>
  </office:meta>
</office:document-meta>
</file>